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5bbe3b" officeooo:paragraph-rsid="005bbe3b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5bbe3b" officeooo:paragraph-rsid="005bbe3b" style:font-weight-asian="bold" style:font-name-complex="Arial" style:font-weight-complex="bold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5e4fe5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FreeSans" fo:font-weight="bold" officeooo:paragraph-rsid="005e4fe5" style:font-weight-asian="bold" style:font-name-complex="Arial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5c903e"/>
    </style:style>
    <style:style style:name="T5" style:family="text">
      <style:text-properties officeooo:rsid="00560ff4"/>
    </style:style>
    <style:style style:name="T6" style:family="text">
      <style:text-properties officeooo:rsid="005bbe3b"/>
    </style:style>
    <style:style style:name="T7" style:family="text">
      <style:text-properties officeooo:rsid="005e4fe5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SO <text:span text:style-name="T2">QT INTERFACE GRÁFICA</text:span></text:p>
      <text:p text:style-name="P13"><text:span text:style-name="T2">EXERCÍCIOS – ENTRADA DE DADOS</text:span></text:p>
      <text:p text:style-name="P7"/>
      <text:p text:style-name="P7"/>
      <text:p text:style-name="P8">EXERCÍCIO 01 – <text:span text:style-name="T6">PARCELAMENTO</text:span></text:p>
      <text:p text:style-name="P9"/>
      <text:p text:style-name="P10">Criar um programa para calcular o parcelamento de uma determinada compra.</text:p>
      <text:p text:style-name="P10"/>
      <text:p text:style-name="P11">Instruções:</text:p>
      <text:p text:style-name="P10"/>
      <text:p text:style-name="P10">- Criar um projeto chamado <text:span text:style-name="T4">'</text:span>Parcelamento<text:span text:style-name="T4">'</text:span></text:p>
      <text:p text:style-name="P10"/>
      <text:p text:style-name="P10">- Criar um campo para entrada do valor da compra</text:p>
      <text:p text:style-name="P10"/>
      <text:p text:style-name="P10"><text:s text:c="2"/>- Deve aceitar apenas números decimais</text:p>
      <text:p text:style-name="P10"><text:s text:c="2"/>- Deve ter o prefixo R$</text:p>
      <text:p text:style-name="P10"/>
      <text:p text:style-name="P10">- Criar Um campo para entrada da data de início do pagamento</text:p>
      <text:p text:style-name="P10"/>
      <text:p text:style-name="P10"><text:s text:c="2"/>- Deve aceitar apenas data</text:p>
      <text:p text:style-name="P10"><text:s text:c="2"/>- Deve disponibilizar um calendário para facilitar a localização da data</text:p>
      <text:p text:style-name="P10"/>
      <text:p text:style-name="P10">- Um campo para entrada da quantidade de vezes</text:p>
      <text:p text:style-name="P10"/>
      <text:p text:style-name="P10"><text:s text:c="2"/>- Deve aceitar apenas números inteiros</text:p>
      <text:p text:style-name="P10"><text:s text:c="2"/>- Deve ter um mínimo de UMA parcela e um máximo de TRES parcelas</text:p>
      <text:p text:style-name="P10"/>
      <text:p text:style-name="P10">- Um botão para efetuar o calculo do parcelamento</text:p>
      <text:p text:style-name="P10"/>
      <text:p text:style-name="P10">- O parcelamento deve ser exibido através de uma caixa de diálo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5e4fe5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29:30.148929564</dc:date>
    <meta:print-date>2008-09-01T15:51:00</meta:print-date>
    <meta:editing-cycles>99</meta:editing-cycles>
    <meta:editing-duration>PT3H42M11S</meta:editing-duration>
    <meta:generator>LibreOffice/5.0.3.2$Linux_X86_64 LibreOffice_project/00m0$Build-2</meta:generator>
    <meta:document-statistic meta:table-count="2" meta:image-count="0" meta:object-count="0" meta:page-count="1" meta:paragraph-count="21" meta:word-count="141" meta:character-count="835" meta:non-whitespace-character-count="699"/>
  </office:meta>
</office:document-meta>
</file>